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F9000000F904FE750F.png" manifest:media-type="image/png"/>
  <manifest:file-entry manifest:full-path="Pictures/100024C5000019B0000019B0A26E578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aecf00" draw:textarea-vertical-align="middle" draw:auto-grow-height="false" fo:min-height="1.1cm" fo:padding-top="0cm" fo:padding-bottom="0cm" fo:padding-left="0cm" fo:padding-r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Fine_20_Dashed" svg:stroke-width="0.4cm" svg:stroke-color="#aecf00" draw:marker-start-width="0.8cm" draw:marker-end="Circle" draw:marker-end-width="0.9cm" draw:fill="none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  <style:text-properties fo:color="#ffffff" style:font-name="Droid Sans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style:font-name="Droid Sans" fo:font-size="32pt" style:font-size-asian="32pt" style:font-size-complex="32pt"/>
    </style:style>
    <style:style style:name="T1" style:family="text">
      <style:text-properties fo:color="#ffffff" style:font-name="Droid Sans" fo:font-size="13pt" style:font-size-asian="13pt" style:font-size-complex="13pt"/>
    </style:style>
    <style:style style:name="T2" style:family="text">
      <style:text-properties fo:color="#ffffff" style:font-name="Droid San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cm" svg:height="0.9cm" draw:transform="rotate (1.5707963267949) translate (0cm 7.1cm)">
          <draw:text-box>
            <text:p text:style-name="P1"><text:span text:style-name="T1">WIFI ACCESS</text:span></text:p>
          </draw:text-box>
        </draw:frame>
        <draw:frame draw:style-name="gr1" draw:text-style-name="P1" draw:layer="layout" svg:width="3.2cm" svg:height="0.9cm" draw:transform="rotate (1.5707963267949) translate (15.1cm 7.1cm)">
          <draw:text-box>
            <text:p text:style-name="P1"><text:span text:style-name="T1">CONNECT</text:span></text:p>
          </draw:text-box>
        </draw:frame>
        <draw:frame draw:style-name="gr2" draw:text-style-name="P2" draw:layer="layout" svg:width="4cm" svg:height="4cm" svg:x="1cm" svg:y="3.501cm">
          <draw:image xlink:href="Pictures/100024C5000019B0000019B0A26E5788.svg" xlink:type="simple" xlink:show="embed" xlink:actuate="onLoad">
            <text:p/>
          </draw:image>
          <draw:image xlink:href="Pictures/10000201000000F9000000F904FE750F.png" xlink:type="simple" xlink:show="embed" xlink:actuate="onLoad"/>
        </draw:frame>
        <draw:frame draw:style-name="gr1" draw:text-style-name="P3" draw:layer="layout" svg:width="6.4cm" svg:height="1.8cm" svg:x="4.8cm" svg:y="0cm">
          <draw:text-box>
            <text:p text:style-name="P3"><text:span text:style-name="T2">Presberry</text:span></text:p>
          </draw:text-box>
        </draw:frame>
        <draw:frame draw:style-name="gr2" draw:text-style-name="P2" draw:layer="layout" svg:width="4cm" svg:height="4cm" svg:x="11cm" svg:y="3.5cm">
          <draw:image xlink:href="Pictures/100024C5000019B0000019B0A26E5788.svg" xlink:type="simple" xlink:show="embed" xlink:actuate="onLoad">
            <text:p/>
          </draw:image>
          <draw:image xlink:href="Pictures/10000201000000F9000000F904FE750F.png" xlink:type="simple" xlink:show="embed" xlink:actuate="onLoad"/>
        </draw:frame>
        <draw:line draw:style-name="gr3" draw:text-style-name="P2" draw:layer="layout" svg:x1="5.25cm" svg:y1="5.6cm" svg:x2="10.75cm" svg:y2="5.6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9T09:33:57.286418349</meta:creation-date>
    <dc:date>2014-08-29T10:34:14.707057562</dc:date>
    <meta:editing-duration>PT59M20S</meta:editing-duration>
    <meta:editing-cycles>4</meta:editing-cycles>
    <meta:generator>LibreOffice/4.2.4.2$Linux_X86_64 LibreOffice_project/420m0$Build-2</meta:generator>
    <meta:document-statistic meta:object-count="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Ubuntu Orange" draw:color="#dd4814"/>
  <draw:color draw:name="Ubuntu Warm Grey" draw:color="#aea79f"/>
  <draw:color draw:name="Ubuntu Cool Grey" draw:color="#333333"/>
  <draw:color draw:name="Ubuntu Light Aubergine" draw:color="#77216f"/>
  <draw:color draw:name="Ubuntu Mid Aubergine" draw:color="#5e2750"/>
  <draw:color draw:name="Ubuntu Dark Aubergine" draw:color="#2c001e"/>
  <draw:color draw:name="Canonical Aubergine" draw:color="#772953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fh red" draw:color="#e10019"/>
  <draw:color draw:name="Chart 3b" draw:color="#ebc21d"/>
</ooo:color-table>
</file>